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paragraph-rsid="000eafe4"/>
    </style:style>
    <style:style style:name="P2" style:family="paragraph" style:parent-style-name="Standard">
      <style:text-properties officeooo:paragraph-rsid="000eafe4"/>
    </style:style>
    <style:style style:name="P3" style:family="paragraph" style:parent-style-name="Standard" style:list-style-name="L1">
      <style:text-properties officeooo:rsid="0010ae49" officeooo:paragraph-rsid="0010ae49"/>
    </style:style>
    <style:style style:name="P4" style:family="paragraph" style:parent-style-name="Standard" style:list-style-name="L2">
      <style:text-properties officeooo:rsid="0010ae49" officeooo:paragraph-rsid="0010ae49"/>
    </style:style>
    <style:style style:name="P5" style:family="paragraph" style:parent-style-name="Standard" style:list-style-name="L2">
      <style:text-properties officeooo:paragraph-rsid="0010ae49"/>
    </style:style>
    <style:style style:name="P6" style:family="paragraph" style:parent-style-name="Standard" style:list-style-name="L3">
      <style:text-properties officeooo:paragraph-rsid="0011e90e"/>
    </style:style>
    <style:style style:name="T1" style:family="text">
      <style:text-properties officeooo:rsid="000eafe4"/>
    </style:style>
    <style:style style:name="T2" style:family="text">
      <style:text-properties fo:font-style="italic" style:font-style-asian="italic" style:font-style-complex="italic"/>
    </style:style>
    <style:style style:name="T3" style:family="text">
      <style:text-properties fo:font-style="italic" officeooo:rsid="000eafe4" style:font-style-asian="italic" style:font-style-complex="italic"/>
    </style:style>
    <style:style style:name="T4" style:family="text">
      <style:text-properties fo:font-style="italic" officeooo:rsid="0010ae49" style:font-style-asian="italic" style:font-style-complex="italic"/>
    </style:style>
    <style:style style:name="T5" style:family="text">
      <style:text-properties fo:font-style="italic" officeooo:rsid="0011e90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76645274" text:style-name="L1">
        <text:list-item>
          <text:p text:style-name="P1"><text:span text:style-name="T1">PERSONA FISICA: </text:span>Es cuando una sola persona tiene la capacidad de contraer obligaciones y ejercer derechos.</text:p>
          <text:p text:style-name="P1"/>
        </text:list-item>
        <text:list-item>
          <text:p text:style-name="P1"><text:span text:style-name="T1">PERSONA MORAL: </text:span>Una persona moral es una organización, un grupo de personas físicas que existe como institución. Una persona moral, tanto como un persona física, posee una personalidad jurídica propia. <text:span text:style-name="T1">(</text:span><text:span text:style-name="T3"> grupo de socios o inversionistas).</text:span></text:p>
        </text:list-item>
      </text:list>
      <text:p text:style-name="P2"><text:span text:style-name="T3"/></text:p>
      <text:list xml:id="list145052301168337" text:continue-numbering="true" text:style-name="L1">
        <text:list-item>
          <text:p text:style-name="P3"><text:span text:style-name="T3">E</text:span><text:span text:style-name="T2">MPRESA DE RESPONSABILIDAD LIMITADA (S. de R.L.): </text:span></text:p>
          <text:p text:style-name="P3"><text:span text:style-name="T2"/></text:p>
        </text:list-item>
      </text:list>
      <text:list xml:id="list1231517313" text:style-name="L2">
        <text:list-item>
          <text:p text:style-name="P5"><text:span text:style-name="T4">La ley general <text:s/>para sociedades mercantiles de méxico menciona como requisitos para poder crear una debe dormar con 2 socios como mínimo y hasta con 50 socios comomáximo.</text:span></text:p>
        </text:list-item>
        <text:list-item>
          <text:p text:style-name="P4"><text:span text:style-name="T2">El capital social se conforma con las aportaciones que realizan los socios, estas aportaciones no necesariamente son dinero, pueden ser maquinarías, equipos de tranporte o de oficina, materia prima, inventarios de productos teminados, etc. </text:span><text:span text:style-name="T5">(Bienes)</text:span></text:p>
          <text:p text:style-name="P4"><text:span text:style-name="T2"/></text:p>
        </text:list-item>
        <text:list-item>
          <text:p text:style-name="P4"><text:span text:style-name="T2">Una de las características de la </text:span><text:span text:style-name="Strong_20_Emphasis"><text:span text:style-name="T2">sociedad de responsabilidad limitada</text:span></text:span><text:span text:style-name="T2"> es que los socios solo deben de realizar el pago de sus aportaciones y solo son responsables de las obligaciones que la empresa contraiga en un porcentaje igual al de sus aportaciones.</text:span></text:p>
          <text:p text:style-name="P4"><text:span text:style-name="T2"/></text:p>
          <text:p text:style-name="P4"><text:a xlink:type="simple" xlink:href="https://financiamiento.org.mx/que-es-una-sociedad-de-responsabilidad-limitada-y-cuales-son-sus-caracteristicas/" text:style-name="Internet_20_link" text:visited-style-name="Visited_20_Internet_20_Link"><text:span text:style-name="T2">https://financiamiento.org.mx/que-es-una-sociedad-de-responsabilidad-limitada-y-cuales-son-sus-caracteristicas/</text:span></text:a></text:p>
        </text:list-item>
      </text:list>
      <text:list xml:id="list162246309" text:style-name="L3">
        <text:list-item>
          <text:p text:style-name="P6"><text:span text:style-name="T5">E</text:span><text:span text:style-name="T4">MPRESA DE RESPONSABILIDAD </text:span><text:span text:style-name="T5">I</text:span><text:span text:style-name="T4">LIMITADA:</text:span></text:p>
          <text:p text:style-name="P6"><text:span text:style-name="T4"/></text:p>
          <text:list>
            <text:list-header>
              <text:p text:style-name="P6"><text:span text:style-name="T5">L</text:span><text:span text:style-name="T4">os socios son personalmente responsables de las deudas de la empresa. Todos los socios en una sociedad general tienen responsabilidad ilimitada, lo que significa que son igualmente responsables por todas las deudas de la empresa.</text:span></text:p>
              <text:p text:style-name="P6"><text:span text:style-name="T4"/></text:p>
              <text:p text:style-name="P6"><text:span text:style-name="T4">https://pyme.lavoztx.com/diferencia-entre-responsabilidad-limitada-e-ilimitada-12838.html</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2:54:55.851229584</meta:creation-date>
    <dc:date>2020-10-06T14:50:50.457149321</dc:date>
    <meta:editing-duration>PT21H2M49S</meta:editing-duration>
    <meta:editing-cycles>2</meta:editing-cycles>
    <meta:generator>LibreOffice/6.0.7.3$Linux_X86_64 LibreOffice_project/00m0$Build-3</meta:generator>
    <meta:document-statistic meta:table-count="0" meta:image-count="0" meta:object-count="0" meta:page-count="1" meta:paragraph-count="14" meta:word-count="218" meta:character-count="1548" meta:non-whitespace-character-count="1351"/>
  </office:meta>
</office:document-meta>
</file>